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0.81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1.098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1.24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1.522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2.52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206cm" fo:min-width="2.075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dash" draw:stroke-dash="Fine_20_Dashed" svg:stroke-width="0.1cm" svg:stroke-color="#ed1c24" draw:marker-start="" draw:marker-start-width="0.6cm" draw:marker-end-width="0.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min-height="9.85cm" fo:min-width="2.4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min-height="7.85cm" fo:min-width="2cm" fo:padding-top="0.175cm" fo:padding-bottom="0.175cm" fo:padding-left="0.3cm" fo:padding-right="0.3cm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1cm" fo:min-width="5.45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cm"/>
      <style:paragraph-properties style:writing-mode="lr-tb"/>
    </style:style>
    <style:style style:name="gr1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206cm" fo:min-width="3.701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20pt" fo:language="ru" fo:country="RU" fo:text-shadow="none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  <style:text-properties style:font-name="Arial" fo:language="ru" fo:country="RU" fo:font-weight="bold" style:font-weight-asian="bold" style:font-weight-complex="bold"/>
    </style:style>
    <style:style style:name="P5" style:family="paragraph">
      <style:paragraph-properties fo:text-align="center"/>
      <style:text-properties fo:language="ru" fo:country="RU"/>
    </style:style>
    <style:style style:name="P6" style:family="paragraph">
      <loext:graphic-properties draw:fill="solid" draw:fill-color="#ffffff"/>
      <style:paragraph-properties fo:text-align="center"/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  <style:paragraph-properties fo:text-align="center"/>
      <style:text-properties fo:language="ru" fo:country="RU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000000" style:font-name="Arial"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20pt" fo:language="ru" fo:country="RU" fo:text-shadow="none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T3" style:family="text">
      <style:text-properties style:font-name="Arial" fo:language="ru" fo:country="RU" fo:font-weight="bold" style:font-weight-asian="bold" style:font-weight-complex="bold"/>
    </style:style>
    <style:style style:name="T4" style:family="text"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T5" style:family="text">
      <style:text-properties fo:color="#000000" style:font-name="Arial" fo:font-size="18pt" fo:language="ru" fo:country="RU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23.2cm" svg:y="0.8cm">
          <text:p text:style-name="P1"><text:span text:style-name="T1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cm" svg:height="2cm" svg:x="16.3cm" svg:y="4.2cm">
          <text:p text:style-name="P1"><text:span text:style-name="T2">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cm" svg:height="2cm" svg:x="12.2cm" svg:y="8.8cm">
          <text:p text:style-name="P1"><text:span text:style-name="T3">gov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cm" svg:height="2cm" svg:x="20.4cm" svg:y="8.8cm">
          <text:p text:style-name="P1"><text:span text:style-name="T3">spb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cm" svg:height="2cm" svg:x="29.7cm" svg:y="4.2cm">
          <text:p text:style-name="P1"><text:span text:style-name="T2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cm" svg:height="2cm" svg:x="26.7cm" svg:y="8.9cm">
          <text:p text:style-name="P1"><text:span text:style-name="T3">vk.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2cm" svg:x="31.8cm" svg:y="8.9cm">
          <text:p text:style-name="P1"><text:span text:style-name="T3">test.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419cm" svg:height="2cm" svg:x="14.381cm" svg:y="13.8cm">
          <text:p text:style-name="P1"><text:span text:style-name="T3">metro.spb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781cm" svg:height="2.2cm" svg:x="23.619cm" svg:y="13.7cm">
          <text:p text:style-name="P1"><text:span text:style-name="T3">gov.spb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7.7cm" svg:y1="4.3cm" svg:x2="23.2cm" svg:y2="2cm">
          <text:p/>
        </draw:line>
        <draw:line draw:style-name="gr7" draw:text-style-name="P5" draw:layer="layout" svg:x1="29.9cm" svg:y1="4.5cm" svg:x2="25.1cm" svg:y2="2.2cm">
          <text:p/>
        </draw:line>
        <draw:line draw:style-name="gr7" draw:text-style-name="P5" draw:layer="layout" svg:x1="13.8cm" svg:y1="8.9cm" svg:x2="16.5cm" svg:y2="5.8cm">
          <text:p/>
        </draw:line>
        <draw:line draw:style-name="gr7" draw:text-style-name="P5" draw:layer="layout" svg:x1="27.9cm" svg:y1="8.8cm" svg:x2="29.9cm" svg:y2="5.9cm">
          <text:p/>
        </draw:line>
        <draw:line draw:style-name="gr7" draw:text-style-name="P5" draw:layer="layout" svg:x1="21.2cm" svg:y1="8.8cm" svg:x2="18cm" svg:y2="5.9cm">
          <text:p/>
        </draw:line>
        <draw:line draw:style-name="gr7" draw:text-style-name="P5" draw:layer="layout" svg:x1="33.2cm" svg:y1="8.9cm" svg:x2="31.4cm" svg:y2="5.8cm">
          <text:p/>
        </draw:line>
        <draw:line draw:style-name="gr7" draw:text-style-name="P5" draw:layer="layout" svg:x1="17.4cm" svg:y1="13.9cm" svg:x2="20.8cm" svg:y2="10.6cm">
          <text:p/>
        </draw:line>
        <draw:line draw:style-name="gr7" draw:text-style-name="P5" draw:layer="layout" svg:x1="24.9cm" svg:y1="13.7cm" svg:x2="22.5cm" svg:y2="10.5cm">
          <text:p/>
        </draw:line>
        <draw:custom-shape draw:style-name="gr8" draw:text-style-name="P6" draw:layer="layout" svg:width="3cm" svg:height="10.2cm" svg:x="1.2cm" svg:y="3.612cm">
          <text:p text:style-name="P1"><text:span text:style-name="T4">П</text:span></text:p>
          <text:p text:style-name="P1"><text:span text:style-name="T4">о</text:span></text:p>
          <text:p text:style-name="P1"><text:span text:style-name="T4">т</text:span></text:p>
          <text:p text:style-name="P1"><text:span text:style-name="T4">р</text:span></text:p>
          <text:p text:style-name="P1"><text:span text:style-name="T4">е</text:span></text:p>
          <text:p text:style-name="P1"><text:span text:style-name="T4">б</text:span></text:p>
          <text:p text:style-name="P1"><text:span text:style-name="T4">и</text:span></text:p>
          <text:p text:style-name="P1"><text:span text:style-name="T4">т</text:span></text:p>
          <text:p text:style-name="P1"><text:span text:style-name="T4">е</text:span></text:p>
          <text:p text:style-name="P1"><text:span text:style-name="T4">л</text:span></text:p>
          <text:p text:style-name="P1"><text:span text:style-name="T4">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6cm" svg:height="8.2cm" svg:x="5.6cm" svg:y="5.212cm">
          <text:p text:style-name="P1"><text:span text:style-name="T4">Р</text:span></text:p>
          <text:p text:style-name="P1"><text:span text:style-name="T4">е</text:span></text:p>
          <text:p text:style-name="P1"><text:span text:style-name="T4">с</text:span></text:p>
          <text:p text:style-name="P1"><text:span text:style-name="T4">о</text:span></text:p>
          <text:p text:style-name="P1"><text:span text:style-name="T4">л</text:span></text:p>
          <text:p text:style-name="P1"><text:span text:style-name="T4">в</text:span></text:p>
          <text:p text:style-name="P1"><text:span text:style-name="T4">е</text:span></text:p>
          <text:p text:style-name="P1"><text:span text:style-name="T4">р</text:span></text:p>
          <text:p text:style-name="P1"><text:span text:style-name="T4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7" draw:layer="layout" svg:x1="9.6cm" svg:y1="5.112cm" svg:x2="23.2cm" svg:y2="1.6cm">
          <text:p/>
        </draw:line>
        <draw:line draw:style-name="gr10" draw:text-style-name="P7" draw:layer="layout" svg:x1="9.6cm" svg:y1="5.912cm" svg:x2="16.3cm" svg:y2="5.2cm">
          <text:p/>
        </draw:line>
        <draw:line draw:style-name="gr10" draw:text-style-name="P7" draw:layer="layout" svg:x1="9.6cm" svg:y1="6.812cm" svg:x2="29.7cm" svg:y2="5.5cm">
          <text:p/>
        </draw:line>
        <draw:line draw:style-name="gr10" draw:text-style-name="P7" draw:layer="layout" svg:x1="9.6cm" svg:y1="9.812cm" svg:x2="12.2cm" svg:y2="9.912cm">
          <text:p/>
        </draw:line>
        <draw:line draw:style-name="gr10" draw:text-style-name="P7" draw:layer="layout" svg:x1="9.6cm" svg:y1="12.212cm" svg:x2="14.7cm" svg:y2="14.2cm">
          <text:p/>
        </draw:line>
        <draw:line draw:style-name="gr10" draw:text-style-name="P7" draw:layer="layout" svg:x1="9.6cm" svg:y1="7.212cm" svg:x2="32.8cm" svg:y2="9cm">
          <text:p/>
        </draw:line>
        <draw:line draw:style-name="gr10" draw:text-style-name="P7" draw:layer="layout" svg:x1="9.6cm" svg:y1="7.612cm" svg:x2="27.2cm" svg:y2="9.1cm">
          <text:p/>
        </draw:line>
        <draw:line draw:style-name="gr10" draw:text-style-name="P7" draw:layer="layout" svg:x1="9.6cm" svg:y1="8.2cm" svg:x2="20.5cm" svg:y2="9.4cm">
          <text:p/>
        </draw:line>
        <draw:line draw:style-name="gr10" draw:text-style-name="P7" draw:layer="layout" svg:x1="9.6cm" svg:y1="10.812cm" svg:x2="24.3cm" svg:y2="14cm">
          <text:p/>
        </draw:line>
        <draw:line draw:style-name="gr10" draw:text-style-name="P7" draw:layer="layout" svg:x1="4.2cm" svg:y1="8.012cm" svg:x2="5.6cm" svg:y2="8.012cm">
          <text:p/>
        </draw:line>
        <draw:line draw:style-name="gr10" draw:text-style-name="P7" draw:layer="layout" svg:x1="1.218cm" svg:y1="2.231cm" svg:x2="4.218cm" svg:y2="2.231cm">
          <text:p/>
        </draw:line>
        <draw:frame draw:style-name="gr11" draw:text-style-name="P9" draw:layer="layout" svg:width="6.391cm" svg:height="0.962cm" svg:x="4.618cm" svg:y="1.731cm">
          <draw:text-box>
            <text:p text:style-name="P8"><text:span text:style-name="T5">технические связи</text:span></text:p>
          </draw:text-box>
        </draw:frame>
        <draw:line draw:style-name="gr12" draw:text-style-name="P7" draw:layer="layout" svg:x1="1.2cm" svg:y1="0.712cm" svg:x2="4.2cm" svg:y2="0.712cm">
          <text:p/>
        </draw:line>
        <draw:frame draw:style-name="gr13" draw:text-style-name="P9" draw:layer="layout" svg:width="8.7cm" svg:height="0.962cm" svg:x="4.6cm" svg:y="0.2cm">
          <draw:text-box>
            <text:p text:style-name="P8"><text:span text:style-name="T5">административные связи</text:span></text:p>
          </draw:text-box>
        </draw:frame>
        <draw:custom-shape draw:style-name="gr9" draw:text-style-name="P6" draw:layer="layout" svg:width="2.6cm" svg:height="8.2cm" svg:x="6.2cm" svg:y="4.912cm">
          <text:p text:style-name="P1"><text:span text:style-name="T4">Р</text:span></text:p>
          <text:p text:style-name="P1"><text:span text:style-name="T4">е</text:span></text:p>
          <text:p text:style-name="P1"><text:span text:style-name="T4">с</text:span></text:p>
          <text:p text:style-name="P1"><text:span text:style-name="T4">о</text:span></text:p>
          <text:p text:style-name="P1"><text:span text:style-name="T4">л</text:span></text:p>
          <text:p text:style-name="P1"><text:span text:style-name="T4">в</text:span></text:p>
          <text:p text:style-name="P1"><text:span text:style-name="T4">е</text:span></text:p>
          <text:p text:style-name="P1"><text:span text:style-name="T4">р</text:span></text:p>
          <text:p text:style-name="P1"><text:span text:style-name="T4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6cm" svg:height="8.2cm" svg:x="7cm" svg:y="4.612cm">
          <text:p text:style-name="P1"><text:span text:style-name="T4">Р</text:span></text:p>
          <text:p text:style-name="P1"><text:span text:style-name="T4">е</text:span></text:p>
          <text:p text:style-name="P1"><text:span text:style-name="T4">с</text:span></text:p>
          <text:p text:style-name="P1"><text:span text:style-name="T4">о</text:span></text:p>
          <text:p text:style-name="P1"><text:span text:style-name="T4">л</text:span></text:p>
          <text:p text:style-name="P1"><text:span text:style-name="T4">в</text:span></text:p>
          <text:p text:style-name="P1"><text:span text:style-name="T4">е</text:span></text:p>
          <text:p text:style-name="P1"><text:span text:style-name="T4">р</text:span></text:p>
          <text:p text:style-name="P1"><text:span text:style-name="T4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6.081cm" svg:height="2.2cm" svg:x="28.8cm" svg:y="12.8cm">
          <text:p text:style-name="P1"><text:span text:style-name="T3">x.cdn.s</text:span><text:span text:style-name="T3">rv.text.c</text:span><text:span text:style-name="T3">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1.9cm" svg:y1="12.7cm" svg:x2="32.6cm" svg:y2="10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5da9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18:51:41.688384839</meta:creation-date>
    <dc:date>2021-09-12T19:46:46.992169313</dc:date>
    <meta:editing-duration>PT55M2S</meta:editing-duration>
    <meta:editing-cycles>8</meta:editing-cycles>
    <meta:generator>LibreOffice/6.4.7.2$Linux_X86_64 LibreOffice_project/40$Build-2</meta:generator>
    <meta:document-statistic meta:object-count="37"/>
  </office:meta>
</office:document-meta>
</file>